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4.318cm" svg:x="1.762cm" svg:y="1.63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318cm" svg:height="4.318cm" svg:x="14.716cm" svg:y="11.1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318cm" svg:height="4.318cm" svg:x="7.858cm" svg:y="13.57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318cm" svg:height="4.318cm" svg:x="7.858cm" svg:y="8.49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318cm" svg:height="4.318cm" svg:x="2.143cm" svg:y="18.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318cm" svg:height="4.318cm" svg:x="2.016cm" svg:y="13.57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318cm" svg:height="4.318cm" svg:x="2.016cm" svg:y="7.73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s" svg:x1="6.08cm" svg:y1="3.794cm" svg:x2="8.49cm" svg:y2="9.125cm" draw:start-shape="id1" draw:start-glue-point="10" draw:end-shape="id2" draw:end-glue-point="5" svg:d="m6080 3794h502l1908 4198v1133" svg:viewBox="0 0 2411 5332">
          <text:p/>
        </draw:connector>
        <draw:connector draw:style-name="gr2" draw:text-style-name="P1" draw:layer="layout" draw:type="lines" svg:x1="6.334cm" svg:y1="9.89cm" svg:x2="7.858cm" svg:y2="10.652cm" draw:start-shape="id3" draw:start-glue-point="10" draw:end-shape="id2" draw:end-glue-point="6" svg:d="m6334 9890h502l521 762h501" svg:viewBox="0 0 1525 763">
          <text:p/>
        </draw:connector>
        <draw:connector draw:style-name="gr2" draw:text-style-name="P1" draw:layer="layout" draw:type="lines" svg:x1="6.334cm" svg:y1="15.732cm" svg:x2="7.858cm" svg:y2="15.732cm" draw:start-shape="id4" draw:start-glue-point="10" draw:end-shape="id5" draw:end-glue-point="6" svg:d="m6334 15732h502 521 501" svg:viewBox="0 0 1525 1">
          <text:p/>
        </draw:connector>
        <draw:connector draw:style-name="gr2" draw:text-style-name="P1" draw:layer="layout" draw:type="lines" svg:x1="5.702cm" svg:y1="14.205cm" svg:x2="7.858cm" svg:y2="10.652cm" draw:start-shape="id4" draw:start-glue-point="11" draw:end-shape="id2" draw:end-glue-point="6" svg:d="m5702 14205h1134l521-3553h501" svg:viewBox="0 0 2157 3554">
          <text:p/>
        </draw:connector>
        <draw:connector draw:style-name="gr2" draw:text-style-name="P1" draw:layer="layout" draw:type="lines" svg:x1="6.461cm" svg:y1="20.939cm" svg:x2="8.49cm" svg:y2="17.259cm" draw:start-shape="id6" draw:start-glue-point="10" draw:end-shape="id5" draw:end-glue-point="7" svg:d="m6461 20939h502l394-3680h1133" svg:viewBox="0 0 2030 3681">
          <text:p/>
        </draw:connector>
        <draw:connector draw:style-name="gr2" draw:text-style-name="P1" draw:layer="layout" draw:type="lines" svg:x1="12.176cm" svg:y1="10.652cm" svg:x2="16.875cm" svg:y2="11.16cm" draw:start-shape="id2" draw:start-glue-point="10" draw:end-shape="id7" draw:end-glue-point="4" svg:d="m12176 10652h502l4197 7v501" svg:viewBox="0 0 4700 509">
          <text:p/>
        </draw:connector>
        <draw:connector draw:style-name="gr2" draw:text-style-name="P1" draw:layer="layout" draw:type="lines" svg:x1="12.176cm" svg:y1="15.732cm" svg:x2="16.875cm" svg:y2="15.478cm" draw:start-shape="id5" draw:start-glue-point="10" draw:end-shape="id7" draw:end-glue-point="8" svg:d="m12176 15732h502l4197 248v-502" svg:viewBox="0 0 4700 503">
          <text:p/>
        </draw:connector>
        <draw:frame draw:style-name="gr3" draw:layer="layout" svg:width="1.383cm" svg:height="0.962cm" svg:x="7.985cm" svg:y="5.191cm">
          <draw:text-box>
            <text:p>8.0</text:p>
          </draw:text-box>
        </draw:frame>
        <draw:frame draw:style-name="gr4" draw:layer="layout" svg:width="2.032cm" svg:height="2.003cm" svg:x="14.081cm" svg:y="9.411cm">
          <draw:text-box>
            <text:p>3.0</text:p>
          </draw:text-box>
        </draw:frame>
        <draw:frame draw:style-name="gr3" draw:layer="layout" svg:width="1.383cm" svg:height="0.962cm" svg:x="13.7cm" svg:y="16.621cm">
          <draw:text-box>
            <text:p>1.0</text:p>
          </draw:text-box>
        </draw:frame>
        <draw:frame draw:style-name="gr3" draw:layer="layout" svg:width="1.383cm" svg:height="0.962cm" svg:x="7.477cm" svg:y="19.415cm">
          <draw:text-box>
            <text:p>1.0</text:p>
          </draw:text-box>
        </draw:frame>
        <draw:frame draw:style-name="gr3" draw:layer="layout" svg:width="1.383cm" svg:height="0.962cm" svg:x="6.475cm" svg:y="14.77cm">
          <draw:text-box>
            <text:p>2.0</text:p>
          </draw:text-box>
        </draw:frame>
        <draw:frame draw:style-name="gr3" draw:layer="layout" svg:width="1.383cm" svg:height="0.962cm" svg:x="7.477cm" svg:y="12.684cm">
          <draw:text-box>
            <text:p>3.0</text:p>
          </draw:text-box>
        </draw:frame>
        <draw:frame draw:style-name="gr3" draw:layer="layout" svg:width="1.383cm" svg:height="0.962cm" svg:x="6.856cm" svg:y="8.928cm">
          <draw:text-box>
            <text:p>4.0</text:p>
          </draw:text-box>
        </draw:frame>
        <draw:frame draw:style-name="gr5" draw:layer="layout" svg:width="0.502cm" svg:height="0.962cm" svg:x="16.875cm" svg:y="18.27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5:29:41</meta:creation-date>
    <dc:date>2013-04-22T15:36:31</dc:date>
    <meta:editing-duration>P0D</meta:editing-duration>
    <meta:editing-cycles>1</meta:editing-cycles>
    <meta:document-statistic meta:object-count="22"/>
    <meta:generator>LibreOffice/3.6$Linux_X86_64 LibreOffice_project/360m1$Build-2</meta:generator>
  </office:meta>
</office:document-meta>
</file>